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style:font-pitch="variable"/>
  </office:font-face-decls>
  <office:automatic-styles>
    <style:style style:name="P1" style:family="paragraph" style:parent-style-name="Text_20_body">
      <style:paragraph-properties fo:line-height="200%"/>
      <style:text-properties style:font-name="Roboto" officeooo:rsid="0018ea99" officeooo:paragraph-rsid="00184d95"/>
    </style:style>
    <style:style style:name="P2" style:family="paragraph" style:parent-style-name="Text_20_body">
      <style:paragraph-properties fo:line-height="200%" fo:text-align="center" style:justify-single-word="false"/>
      <style:text-properties style:font-name="Roboto" fo:font-weight="bold" officeooo:rsid="0018ea99" officeooo:paragraph-rsid="00184d95" style:font-weight-asian="bold" style:font-weight-complex="bold"/>
    </style:style>
    <style:style style:name="P3" style:family="paragraph" style:parent-style-name="Text_20_body">
      <style:paragraph-properties fo:line-height="200%"/>
      <style:text-properties style:font-name="Roboto" officeooo:rsid="0032bc51" officeooo:paragraph-rsid="0032bc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ven Tautonico</text:p>
      <text:p text:style-name="P1">CST4714 Final Project</text:p>
      <text:p text:style-name="P3">Professor Gravesande</text:p>
      <text:p text:style-name="P2">Invoice Genie</text:p>
      <text:p text:style-name="P1"><text:tab/>Invoicing is one of the most important business processes in every business. Without invoicing, the company cannot charge customers and effectively keep track of who owes the money. Invoice Genie is an invoicing solution designed to be simple and reliable. This software aims to provide an easy interface for adding important data such as customers, invoices, products, and prices. It should also generate reports such as the total amount billed this month, unpaid invoices for a given customer, and invoices that haven't been touched in at least thirty days. This software is designed to be used by business personnel in a law firm, primarily the financial department. Financial department members are expected to use Invoice Genie to create invoices for billing customers, keep track of which customers paid, and generate reports at the end of the month, for example. Invoicing is the most critical business function next to a company's main product/service; without it, no one can get paid. Invoice Genie allows the company to track earnings so employees can be paid. </text:p>
      <text:p text:style-name="P1"><text:s/>Invoice Genie's primary function is to store customer data, invoice data, and billing information, such as product pricing, product quantity, and payment status. Invoice Genie stores customer information such as email, phone number, name, and address. It stores invoice information such as date created/due, status, products, quantity, and prices. It also <text:soft-page-break/>stores payment records recording when an invoice is paid, how much was paid, and the payment method used (such as cash, check, credit, crypto, etc.) Invoice Genie exposes easy-to-use interfaces that allow for the creation and modification of data. These interfaces perform checks and error handling to ensure all data is appropriately stored without redundancies. The application also provides interfaces to generate reports that display key data used for reporting and business analysis. Invoice Genie can export reports detailing information such as listing customers that have unpaid invoices, the total amount billed for the current month, the current amount paid during the current month, invoices created during this month, and all invoices for a given customer. Many of these interfaces also provide toggleable options, allowing the data to be exported as JSON, which can be used with other applications such as analysis or reporting software. These interfaces also perform data masking, which hides sensitive data from view such as phone numbers, email addresses, and check numbers. This information is censored in a way that allows it to be still identified (such as showing just the last four digits) but disguises the entire number. </text:p>
      <text:p text:style-name="P1"><text:tab/>Invoice Genie consists of only a database and some stored procedures, so there needs to be a GUI for the layperson end-user to easily interface with the product. An easy-to-implement option is using a web application. A small team of frontend/backend/full-stack engineers would be required to develop this web application. Somewhere, hosting the application would also be required. This can be on-premise physical servers or a rented VPS in the cloud from a provider like AWS or GCP. </text:p>
      <text:p text:style-name="P1"><text:soft-page-break/><text:tab/>One initial theoretical issue with the application is that computers are bad at decimal math. For example, 3 * 1/3 should equal one, but the computer returns 0.99999. These small mistakes can add up and possibly result in an incorrect result. To remedy this, doing all the math calculations as integers solves the decimal issue. Then, when displaying the money values, divide by one hundred to get your cost in dollars and cents. Another theoretical issue with the application is following the company data retention policy, which states that the application should never permanently delete any data. A possible solution for this issue would be adding a "deleted" flag to each database model instead of entirely deleting them. Objects marked as deleted can be excluded from reports but still exist in the database and can be retrieved and recovered later. Another potential issue is the system slowing down when multiple users run procedures and scripts. This can result from one of two major problems: poorly written queries and missing indexes. Indexing allows a database to create a "table of contents" (in simple terms) using one or more columns in the database to allow for faster searching of data, which can speed up procedures that run many queries. Another cause of this could be poorly written or optimized procedures and queries. Queries that might not have apparent problems may work but may be unoptimized and run slowly. Double-checking procedures and profiling them can reveal slow-running queries, which can be re-written and optimized.</text:p>
      <text:p text:style-name="P1"><text:tab/>When comparing Invoice Genie to off-the-shelf commercial software options, the return on investment time is long; however, monthly fees of commercial solutions never stop, meaning the longer an in-house solution is used, the more cost-efficient it becomes. The <text:soft-page-break/>estimated cost for Quickbooks after one year is $18,448. Quickbooks costs $350 per month * 12 months ($4200) + about eight weeks to set up. Paying a billing system administrator an average of 26$ per hour * 8 weeks would cost $11,648. Assume 100 hours of yearly maintenance per year would cost $2,600. After two years, the total cost of Quickbooks is $25,248, and after three years is $32,048. To build the in-house solution, we estimate a full-stack developer getting paid $45 per hour, taking two months, would have an initial cost of $21,600 (not including potential hosting options.) After one year, Quickbooks is the cheaper option, however after two years, the total cost of Quickbooks would be $25,248 (adding the monthly cost plus the yearly maintenance cost.) The monthly fee and annual maintenance costs increase the total cost of Quickbooks by 36.83% each year. After a year and a half, the total cost of the in-house solution will be less than that of Quickbooks. For each year after the initial year, the company will save 36.8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Roboto" svg:font-family="Robot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teve Tautonico</meta:initial-creator>
    <meta:creation-date>2024-05-05T01:36:17.189580932</meta:creation-date>
    <dc:date>2024-05-06T16:17:06.949140480</dc:date>
    <dc:creator>Steve Tautonico</dc:creator>
    <meta:editing-duration>PT2H52M6S</meta:editing-duration>
    <meta:editing-cycles>14</meta:editing-cycles>
    <meta:generator>LibreOffice/24.2.0.3$Linux_X86_64 LibreOffice_project/420$Build-3</meta:generator>
    <meta:print-date>2024-05-06T21:34:50.294702221</meta:print-date>
    <meta:printed-by>PDF files: Steve Tautonico</meta:printed-by>
    <meta:document-statistic meta:table-count="0" meta:image-count="0" meta:object-count="0" meta:page-count="4" meta:paragraph-count="9" meta:word-count="969" meta:character-count="6086" meta:non-whitespace-character-count="5118"/>
  </office:meta>
</office:document-meta>
</file>